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111111" style:font-name="Liberation Mono1" fo:font-size="12pt" fo:letter-spacing="normal" fo:font-style="normal" fo:font-weight="normal" style:font-size-asian="12pt" style:font-style-asian="normal" style:font-weight-asian="normal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111111" style:font-name="Liberation Mono1" fo:font-size="12pt" fo:letter-spacing="normal" fo:font-style="normal" style:font-size-asian="12pt" style:font-style-asian="normal"/>
    </style:style>
    <style:style style:name="P3" style:family="paragraph" style:parent-style-name="Standard">
      <style:paragraph-properties fo:text-align="center" style:justify-single-word="false"/>
      <style:text-properties style:font-name="Liberation Mono1"/>
    </style:style>
    <style:style style:name="P4" style:family="paragraph" style:parent-style-name="Standard">
      <style:paragraph-properties fo:text-align="start" style:justify-single-word="false"/>
      <style:text-properties style:font-name="Liberation Mono1"/>
    </style:style>
    <style:style style:name="P5" style:family="paragraph" style:parent-style-name="Standard" style:list-style-name="WWNum1">
      <style:paragraph-properties fo:text-align="start" style:justify-single-word="false"/>
      <style:text-properties style:font-name="Liberation Mono1"/>
    </style:style>
    <style:style style:name="P6" style:family="paragraph" style:parent-style-name="Standard" style:list-style-name="WWNum3">
      <style:paragraph-properties fo:text-align="start" style:justify-single-word="false"/>
      <style:text-properties style:font-name="Liberation Mono1"/>
    </style:style>
    <style:style style:name="P7" style:family="paragraph" style:parent-style-name="Standard" style:list-style-name="WWNum4">
      <style:paragraph-properties fo:text-align="start" style:justify-single-word="false"/>
      <style:text-properties style:font-name="Liberation Mono1"/>
    </style:style>
    <style:style style:name="P8" style:family="paragraph" style:parent-style-name="Standard">
      <style:paragraph-properties fo:text-align="start" style:justify-single-word="false"/>
      <style:text-properties style:font-name="Liberation Mono1" fo:font-weight="bold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Liberation Mono1" officeooo:rsid="0000ca88" officeooo:paragraph-rsid="0000ca88"/>
    </style:style>
    <style:style style:name="P10" style:family="paragraph" style:parent-style-name="Standard">
      <style:paragraph-properties fo:text-align="center" style:justify-single-word="false"/>
      <style:text-properties style:font-name="Liberation Mono1" officeooo:rsid="0000ca88" officeooo:paragraph-rsid="0000ca88"/>
    </style:style>
    <style:style style:name="P11" style:family="paragraph" style:parent-style-name="Standard">
      <style:paragraph-properties fo:text-align="justify" style:justify-single-word="false"/>
      <style:text-properties style:font-name="Liberation Mono1"/>
    </style:style>
    <style:style style:name="P12" style:family="paragraph" style:parent-style-name="Standard">
      <style:paragraph-properties fo:text-align="center" style:justify-single-word="false"/>
      <style:text-properties style:font-name="Liberation Mono1" fo:font-size="16pt" fo:font-weight="bold" officeooo:rsid="0000ca88" officeooo:paragraph-rsid="0000ca88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Mono1" fo:font-size="12pt" style:font-size-asian="12pt" style:font-size-complex="12pt"/>
    </style:style>
    <style:style style:name="P14" style:family="paragraph" style:parent-style-name="Standard" style:list-style-name="WWNum2">
      <style:paragraph-properties fo:text-align="justify" style:justify-single-word="false"/>
      <style:text-properties style:font-name="Liberation Mono1" fo:font-size="12pt" style:font-size-asian="12pt" style:font-size-complex="12pt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Liberation Mono1" officeooo:rsid="0000ca88" officeooo:paragraph-rsid="0000ca88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weight="bold" style:font-weight-asian="bold" style:font-weight-complex="bold"/>
    </style:style>
    <style:style style:name="T3" style:family="text">
      <style:text-properties style:font-name="Liberation Mon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style:font-name="Liberation Mono" fo:font-size="14pt" style:font-size-asian="14pt" style:font-size-complex="14pt"/>
    </style:style>
    <style:style style:name="T5" style:family="text">
      <style:text-properties fo:font-variant="normal" fo:text-transform="none" fo:color="#111111" style:font-name="Liberation Mono" fo:font-size="12pt" fo:letter-spacing="normal" fo:font-style="normal" fo:font-weight="bold" style:font-size-asian="12pt" style:font-style-asian="normal" style:font-weight-asian="bold" style:font-weight-complex="bold"/>
    </style:style>
    <style:style style:name="T6" style:family="text">
      <style:text-properties fo:font-variant="normal" fo:text-transform="none" fo:color="#111111" style:font-name="Liberation Mono" fo:font-size="12pt" fo:letter-spacing="normal" fo:font-style="normal" fo:font-weight="normal" style:font-size-asian="12pt" style:font-style-asian="normal" style:font-weight-asian="normal"/>
    </style:style>
    <style:style style:name="T7" style:family="text">
      <style:text-properties fo:font-variant="normal" fo:text-transform="none" fo:color="#111111" style:font-name="Liberation Mono" fo:font-size="12pt" fo:letter-spacing="normal" fo:font-style="normal" fo:font-weight="normal" officeooo:rsid="0000ca88" style:font-size-asian="12pt" style:font-style-asian="normal" style:font-weight-asian="normal"/>
    </style:style>
    <style:style style:name="T8" style:family="text">
      <style:text-properties fo:font-variant="normal" fo:text-transform="none" fo:color="#111111" fo:font-size="12pt" fo:letter-spacing="normal" fo:font-style="normal" fo:font-weight="bold" style:font-size-asian="12pt" style:font-style-asian="normal" style:font-weight-asian="bold" style:font-weight-complex="bold"/>
    </style:style>
    <style:style style:name="T9" style:family="text">
      <style:text-properties fo:font-variant="normal" fo:text-transform="none" fo:color="#111111" fo:font-size="12pt" fo:letter-spacing="normal" fo:font-style="normal" fo:font-weight="normal" style:font-size-asian="12pt" style:font-style-asian="normal" style:font-weight-asian="normal"/>
    </style:style>
    <style:style style:name="T10" style:family="text">
      <style:text-properties fo:font-variant="normal" fo:text-transform="none" fo:color="#111111" fo:font-size="12pt" fo:letter-spacing="normal" fo:font-style="normal" fo:font-weight="normal" officeooo:rsid="0000ca88" style:font-size-asian="12pt" style:font-style-asian="normal" style:font-weight-asian="normal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2pt" style:font-size-asian="12pt" style:font-size-complex="12pt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Техническое задание курсового проекта по дисциплине </text:p>
      <text:p text:style-name="P10">«Технологии разработки программного обеспечения» </text:p>
      <text:p text:style-name="P10">команды «Bugoverflow»</text:p>
      <text:p text:style-name="P3"/>
      <text:p text:style-name="P12">Тема №6: «Генератор паролей»</text:p>
      <text:p text:style-name="P3"/>
      <text:p text:style-name="P4"><text:span text:style-name="T14">1. <text:s/></text:span><text:span text:style-name="T8">Функционал проекта. Описание с точки зрения пользователя: какие задачи решает продукт, какие покрывает сценарии использования.</text:span></text:p>
      <text:p text:style-name="P1"/>
      <text:p text:style-name="P4"><text:tab/>Генерация пароля согласно с заданными параметрами пользователя. Предусмотрены следующие режимы работы:</text:p>
      <text:list xml:id="list3298737985355704572" text:style-name="WWNum1">
        <text:list-item>
          <text:p text:style-name="P5">Стандартный: генерация пароля определенной длины и сложности (могут указываться пользователем);</text:p>
        </text:list-item>
        <text:list-item>
          <text:p text:style-name="P5">Шаблонный ввод: генерация пароля согласно заданному пользователем шаблону (посимвольное указание типа требуемого знака);</text:p>
        </text:list-item>
      </text:list>
      <text:p text:style-name="P4"/>
      <text:p text:style-name="P4"><text:span text:style-name="T14">2. Ф</text:span><text:span text:style-name="T8">ормат входных данных.</text:span></text:p>
      <text:p text:style-name="P2"/>
      <text:list xml:id="list3750012653693760562" text:style-name="WWNum3">
        <text:list-item>
          <text:p text:style-name="P6"><text:span text:style-name="T9">Консольное приложение: а</text:span>ргументы командной строки (ключи для определения параметров и/или шаблон);</text:p>
        </text:list-item>
        <text:list-item>
          <text:p text:style-name="P6">Приложение с графическим интерфейсом: регулярное выражение (шаблонный ввод);</text:p>
        </text:list-item>
      </text:list>
      <text:p text:style-name="P4"/>
      <text:p text:style-name="P4"><text:span text:style-name="T14">3. </text:span><text:span text:style-name="T8">Интерфейс приложения. В каком режиме работает приложение (интерактивный или нет, фоновый процесс, сетевой сервис и т. д.). Какие элементы интерфейса предусмотрены, их поведение.</text:span></text:p>
      <text:p text:style-name="P2"/>
      <text:p text:style-name="P4"><text:span text:style-name="T9"><text:tab/>Программой предусмотрены два режима работы: консольного приложения и приложения с графическим интерфейсом (GUI).</text:span></text:p>
      <text:p text:style-name="P4"><text:span text:style-name="T9"><text:tab/>Консольное приложение имеет неинтерактивный интерфейс работы через командную строку.</text:span></text:p>
      <text:p text:style-name="P4"><text:span text:style-name="T9"><text:tab/>GUI-приложение имеет интерактивный интерфейс работы через окно рабочего стола.</text:span></text:p>
      <text:p text:style-name="P8"/>
      <text:p text:style-name="P4"><text:span text:style-name="T14">4. </text:span><text:span text:style-name="T8">Если приложение принимает аргументы командной строки, то их формат и описание.</text:span></text:p>
      <text:p text:style-name="P4"/>
      <text:p text:style-name="P4"><text:tab/>Принимает аргументы командной строки, типа char (символы), передающие следующие параметры:</text:p>
      <text:list xml:id="list4374111002063405460" text:style-name="WWNum4">
        <text:list-item>
          <text:p text:style-name="P7">Режим работы (стандартный или шаблонный);</text:p>
        </text:list-item>
        <text:list-item>
          <text:p text:style-name="P7">Сложность пароля;</text:p>
        </text:list-item>
        <text:list-item>
          <text:p text:style-name="P7">Количество символов пароля;</text:p>
        </text:list-item>
        <text:list-item>
          <text:p text:style-name="P7">Тип n-го символа пароля (в шаблонном режиме);</text:p>
        </text:list-item>
        <text:list-item>
          <text:p text:style-name="P7">Тип символов, требуемых в обязательном порядке (в стандартном режиме);</text:p>
        </text:list-item>
      </text:list>
      <text:p text:style-name="P4"/>
      <text:p text:style-name="P4"><text:span text:style-name="T14">5. </text:span><text:span text:style-name="T8">Если предполагается использование конфигурационного файла, то описание его формата</text:span></text:p>
      <text:p text:style-name="P4"><text:span text:style-name="T9"><text:tab/></text:span><text:span text:style-name="T10">Используемый конфигурационный файл предполагает следующие поля:</text:span></text:p>
      <text:list xml:id="list4152342863729781678" text:style-name="L1">
        <text:list-item>
          <text:p text:style-name="P9"><text:span text:style-name="T9">Входные параметры-ключи консольной программы</text:span></text:p>
        </text:list-item>
        <text:list-item>
          <text:p text:style-name="P9"><text:soft-page-break/><text:span text:style-name="T9">Шаблон пароля (опционально)</text:span></text:p>
        </text:list-item>
      </text:list>
      <text:p text:style-name="P4"/>
      <text:p text:style-name="P4"/>
      <text:p text:style-name="P4"/>
      <text:p text:style-name="P4"/>
      <text:p text:style-name="P11"><text:span text:style-name="T12">План работ:</text:span></text:p>
      <text:p text:style-name="P13"/>
      <text:list xml:id="list7008725359362582577" text:style-name="WWNum2">
        <text:list-item>
          <text:p text:style-name="P14">Реализация пользовательского интерфейса (Агишев Валерий);</text:p>
        </text:list-item>
        <text:list-item>
          <text:p text:style-name="P14">Реализация функционала стандартного режима генерации (Сидоров Никита);</text:p>
        </text:list-item>
        <text:list-item>
          <text:p text:style-name="P14">Тестирование функционала стандартного режима генерации (Сидоров Никита);</text:p>
        </text:list-item>
        <text:list-item>
          <text:p text:style-name="P14">Реализация функционала шаблонного режима генерации (Мингазеев Роман, Казарцев Евгений);</text:p>
        </text:list-item>
        <text:list-item>
          <text:p text:style-name="P14">Тестирование функционала шаблонного режима генерации (Агишев Валерий);</text:p>
        </text:list-item>
        <text:list-item>
          <text:p text:style-name="P14">Реализация генератора случайных чисел по энтропии пользователя (Мингазеев Роман, Казарцев Евгений);</text:p>
        </text:list-item>
        <text:list-item>
          <text:p text:style-name="P14">Тестирование генератора случайных чисел (Агишев Валерий);</text:p>
        </text:list-item>
        <text:list-item>
          <text:p text:style-name="P14">Тестирование пользовательского интерфейса (Агишев Валерий, Сидоров Никита);</text:p>
        </text:list-item>
        <text:list-item>
          <text:p text:style-name="P14">Документирование и тестирование пользовательского функционала (Сидоров Никита, Шумахер Евгения)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ru" fo:country="RU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ru" fo:country="RU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" style:class="text"/>
    <style:style style:name="Heading_20_2" style:display-name="Heading 2" style:family="paragraph" style:parent-style-name="Heading" style:default-outline-level="" style:class="text"/>
    <style:style style:name="Heading_20_3" style:display-name="Heading 3" style:family="paragraph" style:parent-style-name="Heading" style:default-outline-level="" style:class="text"/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13:39:52</meta:creation-date>
    <dc:language>ru-RU</dc:language>
    <dc:date>2016-04-06T14:45:04.428741866</dc:date>
    <meta:editing-cycles>23</meta:editing-cycles>
    <meta:editing-duration>PT51M33S</meta:editing-duration>
    <meta:generator>LibreOffice/4.4.6.3$Linux_X86_64 LibreOffice_project/40m0$Build-3</meta:generator>
    <meta:document-statistic meta:table-count="0" meta:image-count="0" meta:object-count="0" meta:page-count="2" meta:paragraph-count="36" meta:word-count="305" meta:character-count="2580" meta:non-whitespace-character-count="2322"/>
  </office:meta>
</office:document-meta>
</file>